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7000000BC8E9E68640E2E92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1.278cm" draw:shadow="hidden"/>
    </style:style>
    <style:style style:name="gr2" style:family="graphic" style:parent-style-name="Object_20_with_20_no_20_fill_20_and_20_no_20_line">
      <style:graphic-properties draw:stroke="none" draw:fill="none" draw:opacity="100%" draw:opacity-name="Transparency_20_1" draw:textarea-horizontal-align="center" draw:textarea-vertical-align="middle" draw:shadow="visible" draw:shadow-offset-x="0.035cm" draw:shadow-offset-y="0.035cm" draw:shadow-opacity="50%" loext:shadow-blur="0.176cm" draw:color-mode="standard" draw:luminance="0%" draw:contrast="0%" draw:gamma="6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fill="none" draw:textarea-vertical-align="middle" draw:shadow="visible" draw:shadow-offset-x="0.035cm" draw:shadow-offset-y="0.035cm" draw:shadow-opacity="50%" loext:shadow-blur="0.176cm"/>
    </style:style>
    <style:style style:name="gr4" style:family="graphic" style:parent-style-name="Object_20_with_20_no_20_fill_20_and_20_no_20_line">
      <style:graphic-properties draw:stroke="none" svg:stroke-color="#000000" draw:fill="none" draw:opacity="100%" draw:opacity-name="Transparency_20_1" draw:textarea-horizontal-align="center" draw:textarea-vertical-align="middle" draw:shadow="visible" draw:shadow-offset-x="0.035cm" draw:shadow-offset-y="0.035cm" draw:shadow-opacity="50%" loext:shadow-blur="0.035cm" draw:color-mode="standard" draw:luminance="0%" draw:contrast="0%" draw:gamma="6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000000" draw:marker-end="Arrow" draw:fill="none" draw:textarea-vertical-align="middle" draw:shadow="visible" draw:shadow-offset-x="0.035cm" draw:shadow-offset-y="0.035cm" draw:shadow-opacity="50%" loext:shadow-blur="0.035cm"/>
    </style:style>
    <style:style style:name="gr6" style:family="graphic" style:parent-style-name="Object_20_with_20_no_20_fill_20_and_20_no_20_line">
      <style:graphic-properties draw:stroke="none" draw:fill="none" draw:opacity="100%" draw:opacity-name="Transparency_20_1" draw:textarea-horizontal-align="center" draw:textarea-vertical-align="middle" draw:shadow="visible" draw:shadow-offset-x="0.035cm" draw:shadow-offset-y="0.035cm" draw:shadow-opacity="50%" loext:shadow-blur="0.212cm" draw:color-mode="standard" draw:luminance="0%" draw:contrast="0%" draw:gamma="6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fill="none" draw:textarea-vertical-align="middle" draw:shadow="visible" draw:shadow-offset-x="0.035cm" draw:shadow-offset-y="0.035cm" draw:shadow-opacity="50%" loext:shadow-blur="0.212cm"/>
    </style:style>
    <style:style style:name="gr8" style:family="graphic" style:parent-style-name="standard">
      <style:graphic-properties draw:stroke="dash" draw:stroke-dash="Dash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.815cm" fo:min-width="1.582cm" fo:padding-top="0.134cm" fo:padding-bottom="0.134cm" fo:padding-left="0.259cm" fo:padding-right="0.259cm"/>
    </style:style>
    <style:style style:name="gr9" style:family="graphic" style:parent-style-name="standard">
      <style:graphic-properties draw:stroke="dash" draw:stroke-dash="Dash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.816cm" fo:min-width="1.582cm" fo:padding-top="0.134cm" fo:padding-bottom="0.134cm" fo:padding-left="0.259cm" fo:padding-right="0.259cm"/>
    </style:style>
    <style:style style:name="gr10" style:family="graphic" style:parent-style-name="standard">
      <style:graphic-properties draw:stroke="dash" draw:stroke-dash="Dash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.822cm" fo:min-width="1.548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778cm" svg:height="1.778cm" svg:x="2cm" svg:y="11.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1.778cm" svg:x="2.8cm" svg:y="11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1.778cm" svg:x="3.6cm" svg:y="11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1.778cm" svg:x="4.4cm" svg:y="11.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1.778cm" svg:x="5.2cm" svg:y="11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1.778cm" svg:x="6cm" svg:y="11.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1.778cm" svg:x="6.8cm" svg:y="11.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1.778cm" svg:x="7.6cm" svg:y="11.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1.778cm" svg:x="8.4cm" svg:y="11.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1.778cm" svg:x="9.2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.778cm" svg:height="1.778cm" svg:x="2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2.8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5.2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6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6.8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7.6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9.2cm" svg:y="6.1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8.799cm" svg:height="1.388cm" draw:transform="rotate (-0.122173047639604) translate (2.417cm 5.273cm)">
            <draw:image xlink:href="Pictures/10000201000004A7000000BC8E9E68640E2E928E.png" xlink:type="simple" xlink:show="embed" xlink:actuate="onLoad" draw:mime-type="image/png">
              <text:p/>
            </draw:image>
          </draw:frame>
          <draw:line draw:style-name="gr3" draw:text-style-name="P3" draw:layer="layout" svg:x1="1.924cm" svg:y1="5.963cm" svg:x2="11.577cm" svg:y2="7.148cm">
            <text:p/>
          </draw:line>
        </draw:g>
        <draw:g>
          <draw:frame draw:style-name="gr4" draw:text-style-name="P2" draw:layer="layout" svg:width="8.799cm" svg:height="1.388cm" draw:transform="rotate (-0.122173047639604) translate (2.417cm 2.973cm)">
            <draw:image xlink:href="Pictures/10000201000004A7000000BC8E9E68640E2E928E.png" xlink:type="simple" xlink:show="embed" xlink:actuate="onLoad" draw:mime-type="image/png">
              <text:p/>
            </draw:image>
          </draw:frame>
          <draw:line draw:style-name="gr5" draw:text-style-name="P3" draw:layer="layout" svg:x1="1.924cm" svg:y1="3.663cm" svg:x2="11.577cm" svg:y2="4.848cm">
            <text:p/>
          </draw:line>
        </draw:g>
        <draw:g>
          <draw:frame draw:style-name="gr6" draw:text-style-name="P2" draw:layer="layout" svg:width="8.799cm" svg:height="1.388cm" draw:transform="rotate (-0.122173047639604) translate (2.417cm 8.273cm)">
            <draw:image xlink:href="Pictures/10000201000004A7000000BC8E9E68640E2E928E.png" xlink:type="simple" xlink:show="embed" xlink:actuate="onLoad" draw:mime-type="image/png">
              <text:p/>
            </draw:image>
          </draw:frame>
          <draw:line draw:style-name="gr7" draw:text-style-name="P3" draw:layer="layout" svg:x1="1.924cm" svg:y1="8.963cm" svg:x2="11.577cm" svg:y2="10.148cm">
            <text:p/>
          </draw:line>
        </draw:g>
        <draw:g>
          <draw:frame draw:style-name="gr2" draw:text-style-name="P2" draw:layer="layout" svg:width="8.799cm" svg:height="1.388cm" draw:transform="rotate (-0.122173047639604) translate (2.417cm 11.273cm)">
            <draw:image xlink:href="Pictures/10000201000004A7000000BC8E9E68640E2E928E.png" xlink:type="simple" xlink:show="embed" xlink:actuate="onLoad" draw:mime-type="image/png">
              <text:p/>
            </draw:image>
          </draw:frame>
          <draw:line draw:style-name="gr3" draw:text-style-name="P3" draw:layer="layout" svg:x1="1.924cm" svg:y1="11.963cm" svg:x2="11.577cm" svg:y2="13.148cm">
            <text:p/>
          </draw:line>
        </draw:g>
        <draw:g>
          <draw:custom-shape draw:style-name="gr8" draw:text-style-name="P4" draw:layer="layout" svg:width="2.1cm" svg:height="2.083cm" svg:x="2.3cm" svg:y="11.0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2.1cm" svg:height="2.084cm" svg:x="4.4cm" svg:y="11.20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2.1cm" svg:height="2.084cm" svg:x="6.5cm" svg:y="11.4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1cm" svg:height="2.083cm" svg:x="8.6cm" svg:y="11.6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4" draw:layer="layout" svg:width="2.1cm" svg:height="2.124cm" svg:x="2.3cm" svg:y="7.9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2.1cm" svg:height="2.124cm" svg:x="4.4cm" svg:y="8.1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2.1cm" svg:height="2.124cm" svg:x="6.5cm" svg:y="8.4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2.1cm" svg:height="2.124cm" svg:x="8.6cm" svg:y="8.623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6" draw:layer="layout" svg:width="0.508cm" svg:height="0.683cm" svg:x="11.087cm" svg:y="4.991cm">
          <draw:text-box>
            <text:p text:style-name="P5"><text:span text:style-name="T1">A</text:span></text:p>
          </draw:text-box>
        </draw:frame>
        <draw:frame draw:style-name="gr11" draw:text-style-name="P6" draw:layer="layout" svg:width="0.508cm" svg:height="0.683cm" svg:x="11.088cm" svg:y="7.392cm">
          <draw:text-box>
            <text:p text:style-name="P5"><text:span text:style-name="T1">B</text:span></text:p>
          </draw:text-box>
        </draw:frame>
        <draw:frame draw:style-name="gr11" draw:text-style-name="P6" draw:layer="layout" svg:width="0.508cm" svg:height="0.683cm" svg:x="11.089cm" svg:y="10.293cm">
          <draw:text-box>
            <text:p text:style-name="P5"><text:span text:style-name="T1">C</text:span></text:p>
          </draw:text-box>
        </draw:frame>
        <draw:frame draw:style-name="gr11" draw:text-style-name="P6" draw:layer="layout" svg:width="0.508cm" svg:height="0.683cm" svg:x="11.09cm" svg:y="13.394cm">
          <draw:text-box>
            <text:p text:style-name="P5"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ellipsoid" draw:cx="50%" draw:cy="50%" draw:start="100%" draw:end="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0T21:15:39.256169281</dc:date>
    <meta:editing-duration>P3DT5H38M21S</meta:editing-duration>
    <meta:editing-cycles>65</meta:editing-cycles>
    <meta:generator>LibreOffice/7.1.5.2$Linux_X86_64 LibreOffice_project/10$Build-2</meta:generator>
    <dc:creator>Alexander Refsum Jensenius</dc:creator>
    <meta:document-statistic meta:object-count="47"/>
  </office:meta>
</office:document-meta>
</file>